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officeooo:rsid="00073e3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ONDITIONS GÉNÉRALES DE VENTE ET D’UTILISATION</text:p>
      <text:p text:style-name="Standard"/>
      <text:p text:style-name="Standard">----</text:p>
      <text:p text:style-name="Standard"/>
      <text:p text:style-name="Standard">VUE D’ENSEMBLE</text:p>
      <text:p text:style-name="Standard"/>
      <text:p text:style-name="Standard">Ce site web est exploité par Vin'loud. Sur ce site, les termes "nous", "notre" et "nos" font référence à Vin'loud. Vin'loud propose ce site web, y compris toutes les informations, tous les outils et tous les services qui y sont disponibles pour vous, l’utilisateur, sous réserve de votre acceptation de l’ensemble des modalités, conditions, politiques et avis énoncés ici.</text:p>
      <text:p text:style-name="Standard"/>
      <text:p text:style-name="Standard">En visitant ce site et/ou en achetant un de nos produits, vous vous engagez dans notre "Service" et acceptez d’être lié par les modalités suivantes ("Conditions Générales de Vente", "Conditions Générales de Vente et d’Utilisation", "Conditions"), y compris les modalités, conditions et politiques additionnelles auxquelles il est fait référence ici et/ou accessibles par hyperlien. Ces Conditions Générales de Vente et d’Utilisation s’appliquent à tous les utilisateurs de ce site, incluant mais ne se limitant pas, aux utilisateurs qui naviguent sur le site, qui sont des vendeurs, des clients, des marchands, et/ou des contributeurs de contenu.</text:p>
      <text:p text:style-name="Standard"/>
      <text:p text:style-name="Standard">Veuillez lire attentivement ces Conditions Générales de Vente et d’Utilisation avant d’accéder à ou d’utiliser notre site web. En accédant à ou en utilisant une quelconque partie de ce site, vous acceptez d’être lié par ces Conditions Générales de Vente et d’Utilisation. Si vous n’acceptez pas toutes les modalités et toutes les Conditions de cet accord, alors vous ne devez pas accéder au site web ni utiliser les services qui y sont proposés. Si ces Conditions Générales de Vente et d’Utilisation sont considérées comme une offre, l’acceptation se limite expressément à ces Conditions Générales de Vente et d’Utilisation.</text:p>
      <text:p text:style-name="Standard"/>
      <text:p text:style-name="Standard">Toutes les nouvelles fonctionnalités et tous les nouveaux outils qui seront ajoutés ultérieurement à cette boutique seront également assujettis à ces Conditions Générales de Vente et d’Utilisation. Vous pouvez consulter la version la plus récente des Conditions Générales de Vente et d’Utilisation à tout moment sur cette page. Nous nous réservons le droit de mettre à jour, de changer ou de remplacer toute partie de ces Conditions Générales de Vente et d’Utilisation en publiant les mises à jour et/ou les modifications sur notre site web. Il vous incombe de consulter cette page régulièrement pour vérifier si des modifications ont été apportées. Votre utilisation continue du site web ou votre accès à celui-ci après la publication de toute modification constitue une acception de votre part de ces modifications.</text:p>
      <text:p text:style-name="Standard"/>
      <text:p text:style-name="Standard"/>
      <text:p text:style-name="Standard">ARTICLE 1 – CONDITIONS D’UTILISATION DE NOTRE BOUTIQUE EN LIGNE</text:p>
      <text:p text:style-name="Standard"/>
      <text:p text:style-name="Standard">En acceptant ces Conditions Générales de Vente et d’Utilisation, vous déclarez que vous avez atteint l’âge de la majorité dans votre pays, État ou province de résidence, et que vous nous avez donné votre consentement pour permettre à toute personne d’âge mineur à votre charge d’utiliser ce site web.</text:p>
      <text:p text:style-name="Standard"/>
      <text:p text:style-name="Standard">L’utilisation de nos produits à toute fin illégale ou non autorisée est interdite, et vous ne devez pas non plus, dans le cadre de l’utilisation du Service, violer les lois de votre juridiction (incluant mais ne se limitant pas aux lois relatives aux droits d’auteur).</text:p>
      <text:p text:style-name="Standard"/>
      <text:p text:style-name="Standard">Vous ne devez pas transmettre de vers, de virus ou tout autre code de nature destructive.</text:p>
      <text:p text:style-name="Standard"/>
      <text:p text:style-name="Standard"><text:soft-page-break/>Toute infraction ou violation des présentes Conditions Générales de Vente et d’Utilisation entraînera la résiliation immédiate de vos Services.</text:p>
      <text:p text:style-name="Standard"/>
      <text:p text:style-name="Standard"/>
      <text:p text:style-name="Standard">ARTICLE 2 – CONDITIONS GÉNÉRALES</text:p>
      <text:p text:style-name="Standard"/>
      <text:p text:style-name="Standard">Nous nous réservons le droit de refuser à tout moment l’accès aux services à toute personne, et ce, pour quelque raison que ce soit.</text:p>
      <text:p text:style-name="Standard"/>
      <text:p text:style-name="Standard">Vous comprenez que votre contenu (à l’exclusion de vos informations de carte de crédit) pourrait être transféré de manière non chiffrée, et cela sous-entend (a) des transmissions sur divers réseaux; et (b) des changements pour se conformer et s’adapter aux exigences techniques pour la connexion des réseaux ou appareils. Les informations de carte de crédit sont toujours chiffrées pendant la transmission sur les réseaux.</text:p>
      <text:p text:style-name="Standard"/>
      <text:p text:style-name="Standard">Vous acceptez de ne pas reproduire, dupliquer, copier, vendre, revendre ou exploiter une quelconque partie du Service ou utilisation du Service, ou un quelconque accès au Service ou contact sur le site web, par le biais duquel le Service est fourni, sans autorisation écrite expresse préalable de notre part.</text:p>
      <text:p text:style-name="Standard"/>
      <text:p text:style-name="Standard">Les titres utilisés dans cet accord sont inclus pour votre commodité, et ne vont ni limiter ni affecter ces Conditions.</text:p>
      <text:p text:style-name="Standard"/>
      <text:p text:style-name="Standard"/>
      <text:p text:style-name="Standard">ARTICLE 3 – EXACTITUDE, EXHAUSTIVITÉ ET ACTUALITÉ DES INFORMATIONS</text:p>
      <text:p text:style-name="Standard"/>
      <text:p text:style-name="Standard">Nous ne sommes pas responsables si les informations disponibles sur ce site ne sont pas exactes, complètes ou à jour. Le contenu de ce site est fourni à titre indicatif uniquement et ne devrait pas constituer votre seule source d’information pour prendre des décisions, sans consulter au préalable des sources d’information plus exactes, plus complètes et actualisées. Si vous décidez de vous fier au contenu présenté sur ce site, vous le faites à votre propre risque.</text:p>
      <text:p text:style-name="Standard"/>
      <text:p text:style-name="Standard">Ce site pourrait contenir certaines informations antérieures. Ces informations antérieures, par nature, ne sont pas à jour et sont fournies à titre indicatif seulement. Nous nous réservons le droit de modifier le contenu de ce site à tout moment, mais nous n’avons aucune obligation de mettre à jour les informations sur notre site. Vous acceptez qu’il vous incombe de surveiller les modifications apportées à notre site.</text:p>
      <text:p text:style-name="Standard"/>
      <text:p text:style-name="Standard"/>
      <text:p text:style-name="Standard">ARTICLE 4 – MODIFICATIONS APPORTÉES AU SERVICE ET AUX PRIX</text:p>
      <text:p text:style-name="Standard"/>
      <text:p text:style-name="Standard">Les prix de nos produits peuvent être modifiés sans préavis.</text:p>
      <text:p text:style-name="Standard"/>
      <text:p text:style-name="Standard">Nous nous réservons le droit à tout moment de modifier ou d’interrompre le Service (ainsi que toute partie ou tout contenu du Service) sans préavis et en tout temps.</text:p>
      <text:p text:style-name="Standard"/>
      <text:p text:style-name="Standard">Nous ne serons pas responsables envers vous ou toute autre tierce partie de toute modification de prix, suspension ou interruption du Service.</text:p>
      <text:p text:style-name="Standard"/>
      <text:p text:style-name="Standard"/>
      <text:p text:style-name="Standard">ARTICLE 5 – PRODUITS OU SERVICES (le cas échéant)</text:p>
      <text:p text:style-name="Standard"/>
      <text:p text:style-name="Standard"><text:soft-page-break/>Certains produits ou services peuvent être exclusivement disponibles en ligne sur notre site web. Ces produits ou services peuvent être disponibles en quantités limitées et peuvent uniquement faire l’objet de retours ou d’échanges conformément à notre Politique de Retour.</text:p>
      <text:p text:style-name="Standard"/>
      <text:p text:style-name="Standard">Nous avons fait de notre mieux pour afficher aussi clairement que possible les couleurs et images de nos produits qui apparaissent sur notre boutique. Nous ne pouvons pas garantir que l’affichage des couleurs par l’écran de votre ordinateur sera précis.</text:p>
      <text:p text:style-name="Standard"/>
      <text:p text:style-name="Standard">Nous nous réservons le droit, sans toutefois être obligés de le faire, de limiter les ventes de nos produits ou services à toute personne, et dans toute région géographique ou juridiction. Nous pourrions exercer ce droit au cas par cas. Nous nous réservons le droit de limiter les quantités de tout produit ou service que nous offrons. Toutes les descriptions de produits et tous les prix des produits peuvent être modifiés en tout temps sans avis préalable, à notre seule discrétion. Nous nous réservons le droit d’arrêter d’offrir un produit à tout moment. Toute offre de service ou de produit présentée sur ce site est nulle là où la loi l’interdit.</text:p>
      <text:p text:style-name="Standard"/>
      <text:p text:style-name="Standard">Nous ne garantissons pas que la qualité de tous les produits, services, informations, ou toute autre marchandise que vous avez obtenue ou achetée répondra à vos attentes, ni que toute erreur dans le Service sera corrigée.</text:p>
      <text:p text:style-name="Standard"/>
      <text:p text:style-name="Standard"/>
      <text:p text:style-name="Standard">ARTICLE 6 – EXACTITUDE DE LA FACTURATION ET DES INFORMATIONS DE COMPTE</text:p>
      <text:p text:style-name="Standard"/>
      <text:p text:style-name="Standard">Nous nous réservons le droit de refuser toute commande que vous passez auprès de nous. Nous pourrions, à notre seule discrétion, réduire ou annuler les quantités achetées par personne, par foyer ou par commande. Ces restrictions pourraient inclure des commandes passées par ou depuis le même compte client, la même carte de crédit, et/ou des commandes qui utilisent la même adresse de facturation et/ou d’expédition. Dans le cas où nous modifierions une commande ou si nous venions à l’annuler, nous pourrions tenter de vous avertir en vous contactant à l’e-mail et/ou à l’adresse de facturation/au numéro de téléphone fourni au moment où la commande a été passée. Nous nous réservons le droit de limiter ou d’interdire les commandes qui, à notre seul jugement, pourraient sembler provenir de marchands, de revendeurs ou de distributeurs.</text:p>
      <text:p text:style-name="Standard"/>
      <text:p text:style-name="Standard">Vous acceptez de fournir des informations de commande et de compte à jour, complètes et exactes pour toutes les commandes passées sur notre boutique. Vous vous engagez à mettre à jour rapidement votre compte et vos autres informations, y compris votre adresse e-mail, vos numéros de cartes de crédit et dates d’expiration, pour que nous poussions compléter vos transactions et vous contacter si nécessaire.</text:p>
      <text:p text:style-name="Standard"/>
      <text:p text:style-name="Standard">Pour plus de détails, veuillez consulter notre Politique de Retour.</text:p>
      <text:p text:style-name="Standard"/>
      <text:p text:style-name="Standard"/>
      <text:p text:style-name="Standard">ARTICLE 7 – OUTILS FACULTATIFS</text:p>
      <text:p text:style-name="Standard"/>
      <text:p text:style-name="Standard">Nous pourrions vous fournir l’accès à des outils de tierces parties sur lesquels nous n’exerçons ni suivi, ni contrôle, ni influence.</text:p>
      <text:p text:style-name="Standard"/>
      <text:p text:style-name="Standard">Vous reconnaissez et acceptez le fait que nous fournissons l’accès à de tels outils "tels quels" et "selon la disponibilité", sans aucune garantie, représentation ou condition d’aucune sorte et sans aucune approbation. Nous n’aurons aucune responsabilité légale résultant de ou liée à l’utilisation de ces outils facultatifs de tiers.</text:p>
      <text:p text:style-name="Standard"/>
      <text:p text:style-name="Standard"><text:soft-page-break/>Si vous utilisez les outils facultatifs offerts sur le site, vous le faites à votre propre risque et à votre propre discrétion, et vous devriez consulter les conditions auxquelles ces outils sont offerts par le ou les fournisseurs tiers concerné(s).</text:p>
      <text:p text:style-name="Standard"/>
      <text:p text:style-name="Standard">Nous pourrions aussi, à l’avenir, offrir de nouveaux services et/ou de nouvelles fonctionnalités sur notre site (incluant de nouveaux outils et de nouvelles ressources). Ces nouvelles fonctionnalités et ces nouveaux services seront également assujettis à ces Conditions Générales de Vente et d’Utilisation.</text:p>
      <text:p text:style-name="Standard"/>
      <text:p text:style-name="Standard"/>
      <text:p text:style-name="Standard">ARTICLE 8 – LIENS DE TIERS</text:p>
      <text:p text:style-name="Standard"/>
      <text:p text:style-name="Standard">Certains contenus, produits et services disponibles par le biais de notre Service pourraient inclure des éléments provenant de tierces parties.</text:p>
      <text:p text:style-name="Standard"/>
      <text:p text:style-name="Standard">Les liens provenant de tierces parties sur ce site pourraient vous rediriger vers des sites web de tiers qui ne sont pas affiliés à nous. Nous ne sommes pas tenus d’examiner ou d’évaluer le contenu ou l’exactitude de ces sites, et nous ne garantissons pas et n’assumons aucune responsabilité quant à tout contenu, site web, produit, service ou autre élément accessible sur ou depuis ces sites tiers.</text:p>
      <text:p text:style-name="Standard"/>
      <text:p text:style-name="Standard">Nous ne sommes pas responsables des préjudices ou dommages liés à l’achat ou à l’utilisation de biens, de services, de ressources, de contenu, ou de toute autre transaction effectuée en rapport avec ces sites web de tiers. Veuillez lire attentivement les politiques et pratiques des tierces parties et assurez-vous de bien les comprendre avant de vous engager dans toute transaction. Les plaintes, réclamations, préoccupations, ou questions concernant les produits de ces tiers doivent être soumises à ces mêmes tiers.</text:p>
      <text:p text:style-name="Standard"/>
      <text:p text:style-name="Standard"/>
      <text:p text:style-name="Standard">ARTICLE 9 – COMMENTAIRES, SUGGESTIONS ET AUTRES PROPOSITIONS D’UTILISATEURS</text:p>
      <text:p text:style-name="Standard"/>
      <text:p text:style-name="Standard">Si, à notre demande, vous soumettez des contenus spécifiques (par exemple, pour participer à des concours), ou si sans demande de notre part, vous envoyez des idées créatives, des suggestions, des propositions, des plans ou d’autres éléments, que ce soit en ligne, par e-mail, par courrier, ou autrement (collectivement, "commentaires"), vous nous accordez le droit, en tout temps, et sans restriction, d’éditer, de copier, de publier, de distribuer, de traduire et d’utiliser autrement et dans tout média tout commentaire que vous nous envoyez. Nous ne sommes pas et ne devrons pas être tenus (1) de maintenir la confidentialité des commentaires; (2) de payer une compensation à quiconque pour tout commentaire fourni; (3) de répondre aux commentaires.</text:p>
      <text:p text:style-name="Standard"/>
      <text:p text:style-name="Standard">Nous pourrions, mais n’avons aucune obligation de le faire, surveiller, modifier ou supprimer le contenu que nous estimons, à notre seule discrétion, être illégal, offensant, menaçant, injurieux, diffamatoire, pornographique, obscène ou autrement répréhensible, ou qui enfreint toute propriété intellectuelle ou ces Conditions Générales de Vente et d’Utilisation.</text:p>
      <text:p text:style-name="Standard"/>
      <text:p text:style-name="Standard">Vous vous engagez à écrire des commentaires qui ne violent pas les droits de tierces parties, y compris les droits d’auteur, les marques déposées, la confidentialité, la personnalité, ou d’autres droits personnels ou de propriété. Vous convenez également que vos commentaires ne contiendront pas de contenu illégal, diffamatoire, offensif ou obscène, et qu’ils ne contiendront non plus pas de virus informatique ou d’autres logiciels malveillants qui pourraient affecter de quelque manière que ce soit le fonctionnement du Service ou tout autre site web associé. Vous ne pouvez pas utiliser de fausse adresse e-mail, prétendre être quelqu’un que vous n’êtes pas, ou essayer de nous induire nous <text:soft-page-break/>et/ou les tierces parties en erreur quant à l’origine de vos commentaires. Vous êtes entièrement responsable de tous les commentaires que vous publiez ainsi que de leur exactitude. Nous n’assumons aucune responsabilité et déclinons tout engagement quant à tout commentaire que vous publiez ou que toute autre tierce partie publie.</text:p>
      <text:p text:style-name="Standard"/>
      <text:p text:style-name="Standard"/>
      <text:p text:style-name="Standard">ARTICLE 10 – RENSEIGNEMENTS PERSONNELS</text:p>
      <text:p text:style-name="Standard"/>
      <text:p text:style-name="Standard">La soumission de vos renseignements personnels sur notre boutique est régie par notre Politique de Confidentialité. Cliquez ici pour consulter notre Politique de Confidentialité.</text:p>
      <text:p text:style-name="Standard"/>
      <text:p text:style-name="Standard"/>
      <text:p text:style-name="Standard">ARTICLE 11 – ERREURS, INEXACTITUDES ET OMISSIONS</text:p>
      <text:p text:style-name="Standard"/>
      <text:p text:style-name="Standard">Il se pourrait qu’il y ait parfois des informations sur notre site ou dans le Service qui pourraient contenir des erreurs typographiques, des inexactitudes ou des omissions qui pourraient être relatives aux descriptions de produits, aux prix, aux promotions, aux offres, aux frais d’expédition des produits, aux délais de livraison et à la disponibilité. Nous nous réservons le droit de corriger toute erreur, inexactitude, omission, et de changer ou de mettre à jour des informations ou d’annuler des commandes, si une quelconque information dans le Service ou sur tout autre site web associé est inexacte, et ce, en tout temps et sans préavis (y compris après que vous ayez passé votre commande).</text:p>
      <text:p text:style-name="Standard"/>
      <text:p text:style-name="Standard">Nous ne sommes pas tenus de mettre à jour, de modifier ou de clarifier les informations dans le Service ou sur tout autre site web associé, incluant mais ne se limitant pas aux informations sur les prix, sauf si requis par la loi. Aucune date définie de mise à jour ou d’actualisation dans le Service ou sur tout autre site web associé ne devrait être prise en compte pour conclure que les informations dans le Service ou sur tout autre site web associé ont été modifiées ou mises à jour.</text:p>
      <text:p text:style-name="Standard"/>
      <text:p text:style-name="Standard"/>
      <text:p text:style-name="Standard"/>
      <text:p text:style-name="Standard">ARTICLE 12 – UTILISATIONS INTERDITES</text:p>
      <text:p text:style-name="Standard"/>
      <text:p text:style-name="Standard">En plus des interdictions énoncées dans les Conditions Générales de Vente et d’Utilisation, il vous est interdit d’utiliser le site ou son contenu: (a) à des fins illégales; (b) pour inciter des tiers à réaliser des actes illégaux ou à y prendre part; (c) pour enfreindre toute ordonnance régionale ou toute loi, règle ou régulation internationale, fédérale, provinciale ou étatique; (d) pour porter atteinte à ou violer nos droits de propriété intellectuelle ou ceux de tierces parties; (e) pour harceler, maltraiter, insulter, blesser, diffamer, calomnier, dénigrer, intimider ou discriminer quiconque en fonction du sexe, de l’orientation sexuelle, de la religion, de l’origine ethnique, de la race, de l’âge, de l’origine nationale, ou d’un handicap; (f) pour soumettre des renseignements faux ou trompeurs; (g) pour téléverser ou transmettre des virus ou tout autre type de code malveillant qui sera ou pourrait être utilisé de manière à compromettre la fonctionnalité ou le fonctionnement du Service ou de tout autre site web associé, indépendant, ou d’Internet; (h) pour recueillir ou suivre les renseignements personnels d’autrui; (i) pour polluposter, hameçonner, détourner un domaine, extorquer des informations, parcourir, explorer ou balayer le web (ou toute autre ressource); (j) à des fins obscènes ou immorales; ou (k) pour porter atteinte ou contourner les mesures de sécurité de notre Service, de tout autre site web, ou d’Internet. Nous nous réservons le droit de résilier votre utilisation du Service ou de tout site web connexe pour avoir enfreint les utilisations interdites.</text:p>
      <text:p text:style-name="Standard"/>
      <text:p text:style-name="Standard"/>
      <text:p text:style-name="Standard">ARTICLE 13 – EXCLUSION DE GARANTIES ET LIMITATION DE RESPONSABILITÉ</text:p>
      <text:p text:style-name="Standard"><text:soft-page-break/></text:p>
      <text:p text:style-name="Standard">Nous ne garantissons ni ne prétendons en aucun cas que votre utilisation de notre Service sera ininterrompue, rapide, sécurisée ou sans erreur.</text:p>
      <text:p text:style-name="Standard"/>
      <text:p text:style-name="Standard">Nous ne garantissons pas que les résultats qui pourraient être obtenus par le biais de l’utilisation du Service seront exacts ou fiables.</text:p>
      <text:p text:style-name="Standard"/>
      <text:p text:style-name="Standard">Vous acceptez que de temps à autre, nous puissions supprimer le Service pour des périodes de temps indéfinies ou annuler le Service à tout moment, sans vous avertir au préalable.</text:p>
      <text:p text:style-name="Standard"/>
      <text:p text:style-name="Standard">Vous convenez expressément que votre utilisation du Service, ou votre incapacité à utiliser celui-ci, est à votre seul risque. Le Service ainsi que tous les produits et services qui vous sont fournis par le biais du Service sont (sauf mention expresse du contraire de notre part) fournis "tels quels" et "selon la disponibilité" pour votre utilisation, et ce sans représentation, sans garanties et sans conditions d'aucune sorte, expresses ou implicites, y compris toutes les garanties implicites de commercialisation ou de qualité marchande, d’adaptation à un usage particulier, de durabilité, de titre et d’absence de contrefaçon.</text:p>
      <text:p text:style-name="Standard"/>
      <text:p text:style-name="Standard">Vin'loud, nos directeurs, responsables, employés, sociétés affiliées, agents, contractants, stagiaires, fournisseurs, prestataires de services et concédants ne peuvent en aucun cas être tenus responsables de toute blessure, perte, réclamation, ou de dommages directs, indirects, accessoires, punitifs, spéciaux, ou dommages consécutifs de quelque nature qu’ils soient, incluant mais ne se limitant pas à la perte de profits, de revenus, d’économies, de données, aux coûts de remplacement ou tous dommages similaires, qu’ils soient contractuels, délictuels (même en cas de négligence), de responsabilité stricte ou autre, résultant de votre utilisation de tout service ou produit provenant de ce Service, ou quant à toute autre réclamation liée de quelque manière que ce soit à votre utilisation du Service ou de tout produit, incluant mais ne se limitant à toute erreur ou omission dans tout contenu, ou à toute perte ou tout dommage de toute sorte découlant de l’utilisation du Service ou de tout contenu (ou produit) publié, transmis, ou autrement rendu disponible par le biais du Service, même si vous avez été avertis de la possibilité qu’ils surviennent. Parce que certains États ou certaines juridictions ne permettent pas d’exclure ou de limiter la responsabilité quant aux dommages consécutifs ou accessoires, notre responsabilité sera limitée dans la mesure maximale permise par la loi.</text:p>
      <text:p text:style-name="Standard"/>
      <text:p text:style-name="Standard"/>
      <text:p text:style-name="Standard"/>
      <text:p text:style-name="Standard">ARTICLE 14 – INDEMNISATION</text:p>
      <text:p text:style-name="Standard"/>
      <text:p text:style-name="Standard">Vous acceptez d’indemniser, de défendre et de protéger Vin'loud, notre société-mère, nos filiales, sociétés affiliées, partenaires, responsables, directeurs, agents, contractants, concédants, prestataires de services, sous-traitants, fournisseurs, stagiaires et employés, quant à toute réclamation ou demande, incluant les honoraires raisonnables d’avocat, faite par toute tierce partie à cause de ou découlant de votre violation de ces Conditions Générales de Vente et d’Utilisation ou des documents auxquels ils font référence, ou de votre violation de toute loi ou des droits d’un tiers.</text:p>
      <text:p text:style-name="Standard"/>
      <text:p text:style-name="Standard"/>
      <text:p text:style-name="Standard">ARTICLE 15 – DISSOCIABILITÉ</text:p>
      <text:p text:style-name="Standard"/>
      <text:p text:style-name="Standard">Dans le cas où une disposition des présentes Conditions Générales de Vente et d’Utilisation serait jugée comme étant illégale, nulle ou inapplicable, cette disposition pourra néanmoins être appliquée dans la pleine mesure permise par la loi, et la partie non applicable devra être considérée comme <text:soft-page-break/>étant dissociée de ces Conditions Générales de Vente et d’Utilisation, cette dissociation ne devra pas affecter la validité et l’applicabilité de toutes les autres dispositions restantes.</text:p>
      <text:p text:style-name="Standard"/>
      <text:p text:style-name="Standard"/>
      <text:p text:style-name="Standard">ARTICLE 16 – RÉSILIATION</text:p>
      <text:p text:style-name="Standard"/>
      <text:p text:style-name="Standard">Les obligations et responsabilités engagées par les parties avant la date de résiliation resteront en vigueur après la résiliation de cet accord et ce à toutes les fins.</text:p>
      <text:p text:style-name="Standard"/>
      <text:p text:style-name="Standard">Ces Conditions Générales de Vente et d’Utilisation sont effectives à moins et jusqu’à ce qu’elles soient résiliées par ou bien vous ou non. Vous pouvez résilier ces Conditions Générales de Vente et d’Utilisation à tout moment en nous avisant que vous ne souhaitez plus utiliser nos Services, ou lorsque vous cessez d’utiliser notre site.</text:p>
      <text:p text:style-name="Standard"/>
      <text:p text:style-name="Standard">Si nous jugeons, à notre seule discrétion, que vous échouez, ou si nous soupçonnons que vous avez été incapable de vous conformer aux modalités de ces Conditions Générales de Vente et d’Utilisation, nous pourrions aussi résilier cet accord à tout moment sans vous prévenir à l’avance et vous resterez responsable de toutes les sommes redevables jusqu’à la date de résiliation (celle-ci étant incluse), et/ou nous pourrions vous refuser l’accès à nos Services (ou à toute partie de ceux-ci).</text:p>
      <text:p text:style-name="Standard"/>
      <text:p text:style-name="Standard"/>
      <text:p text:style-name="Standard">ARTICLE 17 – INTÉGRALITÉ DE L’ACCORD</text:p>
      <text:p text:style-name="Standard"/>
      <text:p text:style-name="Standard">Tout manquement de notre part à l’exercice ou à l’application de tout droit ou de toute disposition des présentes Conditions Générales de Vente et d’Utilisation ne devrait pas constituer une renonciation à ce droit ou à cette disposition.</text:p>
      <text:p text:style-name="Standard"/>
      <text:p text:style-name="Standard">Ces Conditions Générales de Vente et d’Utilisation ou toute autre politique ou règle d’exploitation que nous publions sur ce site ou relativement au Service constituent l’intégralité de l’entente et de l’accord entre vous et nous et régissent votre utilisation du Service, et remplacent toutes les communications, propositions et tous les accords, antérieurs et contemporains, oraux ou écrits, entre vous et nous (incluant, mais ne se limitant pas à toute version antérieure des Conditions Générales de Vente et d’Utilisation).</text:p>
      <text:p text:style-name="Standard"/>
      <text:p text:style-name="Standard">Toute ambiguïté quant à l’interprétation de ces Conditions Générales de Vente et d’Utilisation ne doit pas être interprétée en défaveur de la partie rédactrice.</text:p>
      <text:p text:style-name="Standard"/>
      <text:p text:style-name="Standard"/>
      <text:p text:style-name="Standard">ARTICLE 18 – LOI APPLICABLE</text:p>
      <text:p text:style-name="Standard"/>
      <text:p text:style-name="Standard">Ces Conditions Générales de Vente et d’Utilisation, ainsi que tout autre accord séparé par le biais duquel nous vous fournissons des Services seront régis et interprétés en vertu des lois en vigueur à 6 rue de l'espace, Amiens, S, 80000, France.</text:p>
      <text:p text:style-name="Standard"/>
      <text:p text:style-name="Standard"/>
      <text:p text:style-name="Standard">ARTICLE 19 – MODIFICATIONS APPORTÉES AUX CONDITIONS GÉNÉRALES DE VENTE ET D’UTILISATION</text:p>
      <text:p text:style-name="Standard"/>
      <text:p text:style-name="Standard">Vous pouvez consulter la version la plus récente des Conditions Générales de Vente et d’Utilisation à tout moment sur cette page.</text:p>
      <text:p text:style-name="Standard"/>
      <text:p text:style-name="Standard"><text:soft-page-break/>Nous nous réservons le droit, à notre seule discrétion, de mettre à jour, de modifier ou de remplacer toute partie de ces Conditions Générales de Vente et d’Utilisation en publiant les mises à jour et les changements sur notre site. Il vous incombe de visiter notre site régulièrement pour vérifier si des changements ont été apportés. Votre utilisation continue de ou votre accès à notre site après la publication de toute modification apportée à ces Conditions Générales de Vente et d’Utilisation constitue une acceptation de ces modifications.</text:p>
      <text:p text:style-name="Standard"/>
      <text:p text:style-name="Standard"/>
      <text:p text:style-name="Standard">RETOURS</text:p>
      <text:p text:style-name="Standard"/>
      <text:p text:style-name="Standard">----</text:p>
      <text:p text:style-name="Standard"/>
      <text:p text:style-name="Standard">Notre politique dure 30 jours. Si 30 jours se sont écoulés depuis votre achat, nous ne pouvons malheureusement pas vous offrir un remboursement ou un échange.</text:p>
      <text:p text:style-name="Standard"/>
      <text:p text:style-name="Standard">Pour pouvoir bénéficier d’un retour, votre article doit être inutilisé et dans le même état où vous l’avez reçu. Il doit être également dans l’emballage d’origine.</text:p>
      <text:p text:style-name="Standard"/>
      <text:p text:style-name="Standard">Plusieurs types de produits ne peuvent pas être retournés. Les marchandises périssables telles que la nourriture, les fleurs ou les magazines ne peuvent pas être retournées. Nous n’acceptons pas non plus de produits à usage intime ou sanitaire, de produits dangereux ou de gaz ou de liquides inflammables.</text:p>
      <text:p text:style-name="Standard"/>
      <text:p text:style-name="Standard">Autres articles qui ne peuvent pas être retournés:</text:p>
      <text:p text:style-name="Standard">* Cartes cadeaux</text:p>
      <text:p text:style-name="Standard">* Logiciels téléchargeables</text:p>
      <text:p text:style-name="Standard">* Certains produits de santé et de soins personnels</text:p>
      <text:p text:style-name="Standard"/>
      <text:p text:style-name="Standard">Pour effectuer un retour, vous devez nous présenter un reçu ou une preuve d’achat.</text:p>
      <text:p text:style-name="Standard"/>
      <text:p text:style-name="Standard">Veuillez s’il vous plait ne pas renvoyer votre achat chez le fabricant.</text:p>
      <text:p text:style-name="Standard"/>
      <text:p text:style-name="Standard">Il y a certaines situations où seul un remboursement partiel est accordé: (le cas échéant)</text:p>
      <text:p text:style-name="Standard">* Livres avec des signes évidents d’utilisation.</text:p>
      <text:p text:style-name="Standard">* CD, DVD, cassette VHS, logiciel, jeu vidéo, cassette, ou disque vinyle qui a été ouvert.</text:p>
      <text:p text:style-name="Standard">* Tout article qui n’est pas dans son état d’origine, qui est endommagé ou qui présente certaines pièces manquantes pour des raisons qui ne sont pas dues à une erreur de notre part.</text:p>
      <text:p text:style-name="Standard">* Tout article qui est retourné plus de 30 jours après la livraison.</text:p>
      <text:p text:style-name="Standard"/>
      <text:p text:style-name="Standard">Remboursements (le cas échéant)</text:p>
      <text:p text:style-name="Standard">Une fois que nous aurons reçu et inspecté l’article retourné, nous vous enverrons un e-mail pour vous confirmer que nous l’avons bien reçu. Nous vous informerons également de notre décision quant à l’approbation ou au rejet de votre demande de remboursement.</text:p>
      <text:p text:style-name="Standard">Si votre demande est approuvée, alors votre remboursement sera traité, et un crédit sera automatiquement appliqué à votre carte de crédit ou à votre méthode originale de paiement, dans un délai d’un certain nombre de jours.</text:p>
      <text:p text:style-name="Standard"/>
      <text:p text:style-name="Standard">Remboursements en retard ou manquants (le cas échéant)</text:p>
      <text:p text:style-name="Standard">Si vous n’avez pas encore reçu votre remboursement, veuillez d’abord consulter votre compte bancaire à nouveau.</text:p>
      <text:p text:style-name="Standard">Ensuite, contactez l’entité émettrice de votre carte de crédit, car il pourrait y avoir un délai avant que votre remboursement ne soit officiellement affiché.</text:p>
      <text:p text:style-name="Standard"><text:soft-page-break/>Ensuite, contactez votre banque. Il y a souvent un délai de traitement nécessaire avant qu’un remboursement ne soit affiché.</text:p>
      <text:p text:style-name="Standard"/>
      <text:p text:style-name="Standard">Articles soldés (le cas échéant)</text:p>
      <text:p text:style-name="Standard">Seuls les articles à prix courant peuvent être remboursés. Malheureusement, les articles soldés ne sont pas remboursables.</text:p>
      <text:p text:style-name="Standard"/>
      <text:p text:style-name="Standard">Cadeaux</text:p>
      <text:p text:style-name="Standard">Si l’article retourné était identifié comme un cadeau lors de l’achat et s’il vous a été envoyé directement, vous recevrez un crédit-cadeau d’une valeur égale à celle de votre retour. Une fois que nous aurons reçu l’article retourné, un chèque-cadeau vous sera envoyé par courrier.</text:p>
      <text:p text:style-name="Standard"/>
      <text:p text:style-name="Standard">Si l’article n’a pas été identifié comme un cadeau lors de l’achat, ou si le donateur du cadeau a préféré recevoir d’abord l’article pour vous l’offrir plus tard, nous enverrons un remboursement au donateur du cadeau et il saura que vous avez retourné l’article.</text:p>
      <text:p text:style-name="Standard"/>
      <text:p text:style-name="Standard">Expédition</text:p>
      <text:p text:style-name="Standard">Pour retourner un produit, vous devez l’envoyer par la poste à: 6 rue de l'espace, Amiens, S, 80000, France.</text:p>
      <text:p text:style-name="Standard"/>
      <text:p text:style-name="Standard">Il vous incombera de payer vos propres frais d’expédition pour retourner votre article. Les coûts d’expédition ne sont pas remboursables. Si vous recevez un remboursement, les frais de retour seront déduits de celui-ci.</text:p>
      <text:p text:style-name="Standard"/>
      <text:p text:style-name="Standard">En fonction de l’endroit où vous vivez, le délai nécessaire pour recevoir votre produit échangé peut varier.</text:p>
      <text:p text:style-name="Standard"/>
      <text:p text:style-name="Standard">Si vous expédiez un article d’une valeur supérieure à <text:span text:style-name="T1">100€</text:span> vous devriez envisager d’utiliser un service de livraison qui vous permet de suivre l’envoi ou de souscrire à une assurance de livraison. Nous ne garantissons pas que nous recevrons l’article que vous nous retournez.</text:p>
      <text:p text:style-name="Standard"/>
      <text:p text:style-name="Standard"/>
      <text:p text:style-name="Standard"/>
      <text:p text:style-name="Standard"/>
      <text:p text:style-name="Standard">DÉCLARATION DE CONFIDENTIALITÉ</text:p>
      <text:p text:style-name="Standard"/>
      <text:p text:style-name="Standard">----</text:p>
      <text:p text:style-name="Standard"/>
      <text:p text:style-name="Standard">ARTICLE 1 – RENSEIGNEMENTS PERSONNELS RECUEILLIS</text:p>
      <text:p text:style-name="Standard"/>
      <text:p text:style-name="Standard">Lorsque vous effectuez un achat sur notre boutique, dans le cadre de notre processus d’achat et de vente, nous recueillons les renseignements personnels que vous nous fournissez, tels que votre nom, votre adresse et votre adresse e-mail.</text:p>
      <text:p text:style-name="Standard"/>
      <text:p text:style-name="Standard">Lorsque vous naviguez sur notre boutique, nous recevons également automatiquement l’adresse de protocole Internet (adresse IP) de votre ordinateur, qui nous permet d’obtenir plus de détails au sujet du navigateur et du système d’exploitation que vous utilisez.</text:p>
      <text:p text:style-name="Standard"/>
      <text:p text:style-name="Standard">Marketing par e-mail (le cas échéant): Avec votre permission, nous pourrions vous envoyer des e-mails au sujet de notre boutique, de nouveaux produits et d’autres mises à jour.</text:p>
      <text:p text:style-name="Standard"/>
      <text:p text:style-name="Standard"/>
      <text:p text:style-name="Standard"><text:soft-page-break/>ARTICLE 2 - CONSENTEMENT</text:p>
      <text:p text:style-name="Standard"/>
      <text:p text:style-name="Standard">Comment obtenez-vous mon consentement?</text:p>
      <text:p text:style-name="Standard"/>
      <text:p text:style-name="Standard">Lorsque vous nous fournissez vos renseignements personnels pour conclure une transaction, vérifier votre carte de crédit, passer une commande, planifier une livraison ou retourner un achat, nous présumons que vous consentez à ce que nous recueillions vos renseignements et à ce que nous les utilisions à cette fin uniquement.</text:p>
      <text:p text:style-name="Standard"/>
      <text:p text:style-name="Standard">Si nous vous demandons de nous fournir vos renseignements personnels pour une autre raison, à des fins de marketing par exemple, nous vous demanderons directement votre consentement explicite, ou nous vous donnerons la possibilité de refuser.</text:p>
      <text:p text:style-name="Standard"/>
      <text:p text:style-name="Standard"/>
      <text:p text:style-name="Standard">Comment puis-je retirer mon consentement?</text:p>
      <text:p text:style-name="Standard"/>
      <text:p text:style-name="Standard">Si après nous avoir donné votre consentement, vous changez d’avis et ne consentez plus à ce que nous puissions vous contacter, recueillir vos renseignements ou les divulguer, vous pouvez nous en aviser en nous contactant à 9gdpg@wimsg.com ou par courrier à: Vin'loud 6 rue de l'espace, Amiens, S, 80000, France</text:p>
      <text:p text:style-name="Standard"/>
      <text:p text:style-name="Standard"/>
      <text:p text:style-name="Standard">ARTICLE 3 – DIVULGATION</text:p>
      <text:p text:style-name="Standard"/>
      <text:p text:style-name="Standard">Nous pouvons divulguer vos renseignements personnels si la loi nous oblige à le faire ou si vous violez nos Conditions Générales de Vente et d’Utilisation.</text:p>
      <text:p text:style-name="Standard"/>
      <text:p text:style-name="Standard"/>
      <text:p text:style-name="Standard">ARTICLE 5 – SERVICES FOURNIS PAR DES TIERS</text:p>
      <text:p text:style-name="Standard"/>
      <text:p text:style-name="Standard"/>
      <text:p text:style-name="Standard">De manière générale, les fournisseurs tiers que nous utilisons vont uniquement recueillir, utiliser et divulguer vos renseignements dans la mesure du nécessaire pour pouvoir réaliser les services qu’ils nous fournissent.</text:p>
      <text:p text:style-name="Standard"/>
      <text:p text:style-name="Standard">Cependant, certains tiers fournisseurs de services, comme les passerelles de paiement et autres processeurs de transactions de paiement, possèdent leurs propres politiques de confidentialité quant aux renseignements que nous sommes tenus de leur fournir pour vos transactions d’achat.</text:p>
      <text:p text:style-name="Standard"/>
      <text:p text:style-name="Standard">En ce qui concerne ces fournisseurs, nous vous recommandons de lire attentivement leurs politiques de confidentialité pour que vous puissiez comprendre la manière dont ils traiteront vos renseignements personnels.</text:p>
      <text:p text:style-name="Standard"/>
      <text:p text:style-name="Standard">Il ne faut pas oublier que certains fournisseurs peuvent être situés ou avoir des installations situées dans une juridiction différente de la vôtre ou de la nôtre. Donc si vous décidez de poursuivre une transaction qui requiert les services d’un fournisseur tiers, vos renseignements pourraient alors être régis par les lois de la juridiction dans laquelle ce fournisseur se situe ou celles de la juridiction dans laquelle ses installations sont situées.</text:p>
      <text:p text:style-name="Standard"/>
      <text:p text:style-name="Standard">Une fois que vous quittez le site de notre boutique ou que vous êtes redirigé vers le site web ou l’application d’un tiers, vous n’êtes plus régi par la présente Politique de Confidentialité ni par les Conditions Générales de Vente et d’Utilisation de notre site web.</text:p>
      <text:p text:style-name="Standard"><text:soft-page-break/></text:p>
      <text:p text:style-name="Standard"/>
      <text:p text:style-name="Standard">Liens</text:p>
      <text:p text:style-name="Standard"/>
      <text:p text:style-name="Standard">Vous pourriez être amené à quitter notre site web en cliquant sur certains liens présents sur notre site. Nous n’assumons aucune responsabilité quant aux pratiques de confidentialité exercées par ces autres sites et vous recommandons de lire attentivement leurs politiques de confidentialité.</text:p>
      <text:p text:style-name="Standard"/>
      <text:p text:style-name="Standard"/>
      <text:p text:style-name="Standard">ARTICLE 6 – SÉCURITÉ</text:p>
      <text:p text:style-name="Standard"/>
      <text:p text:style-name="Standard">Pour protéger vos données personnelles, nous prenons des précautions raisonnables et suivons les meilleures pratiques de l’industrie pour nous assurer qu’elles ne soient pas perdues, détournées, consultées, divulguées, modifiées ou détruites de manière inappropriée.</text:p>
      <text:p text:style-name="Standard"/>
      <text:p text:style-name="Standard">Si vous nous fournissez vos informations de carte de crédit, elles seront chiffrées par le biais de l’utilisation du protocole de sécurisation SSL et conservées avec un chiffrement de type AES-256. Bien qu’aucune méthode de transmission sur Internet ou de stockage électronique ne soit sûre à 100 %, nous suivons toutes les exigences de la norme PCI-DSS et mettons en œuvre des normes supplémentaires généralement reconnues par l’industrie.</text:p>
      <text:p text:style-name="Standard">FICHIERS TÉMOINS (COOKIES)</text:p>
      <text:p text:style-name="Standard"/>
      <text:p text:style-name="Standard">Voici une liste de fichiers témoins que nous utilisons. Nous les avons énumérés ici pour que vous ayez la possibilité de choisir si vous souhaitez les autoriser ou non.</text:p>
      <text:p text:style-name="Standard"/>
      <text:p text:style-name="Standard">_session_id, identificateur unique de session, permet à Shopify de stocker les informations relatives à votre session (référent, page de renvoi, etc.).</text:p>
      <text:p text:style-name="Standard"/>
      <text:p text:style-name="Standard">_shopify_visit, aucune donnée retenue, persiste pendant 30 minutes depuis la dernière visite. Utilisé par le système interne de suivi des statistiques du fournisseur de notre site web pour enregistrer le nombre de visites.</text:p>
      <text:p text:style-name="Standard"/>
      <text:p text:style-name="Standard">_shopify_uniq, aucune donnée retenue, expire à minuit (selon l’emplacement du visiteur) le jour suivant. Calcule le nombre de visites d’une boutique par client unique.</text:p>
      <text:p text:style-name="Standard"/>
      <text:p text:style-name="Standard">cart, identificateur unique, persiste pendant 2 semaines, stocke l’information relative à votre panier d’achat.</text:p>
      <text:p text:style-name="Standard"/>
      <text:p text:style-name="Standard">_secure_session_id, identificateur unique de session</text:p>
      <text:p text:style-name="Standard"/>
      <text:p text:style-name="Standard">storefront_digest, identificateur unique, indéfini si la boutique possède un mot de passe, il est utilisé pour savoir si le visiteur actuel a accès.</text:p>
      <text:p text:style-name="Standard"/>
      <text:p text:style-name="Standard"/>
      <text:p text:style-name="Standard">ARTICLE 7 – ÂGE DE CONSENTEMENT</text:p>
      <text:p text:style-name="Standard"/>
      <text:p text:style-name="Standard">En utilisant ce site, vous déclarez que vous avez au moins l’âge de la majorité dans votre État ou province de résidence, et que vous nous avez donné votre consentement pour permettre à toute personne d’âge mineur à votre charge d’utiliser ce site web.</text:p>
      <text:p text:style-name="Standard"/>
      <text:p text:style-name="Standard"/>
      <text:p text:style-name="Standard"><text:soft-page-break/>ARTICLE 8 – MODIFICATIONS APPORTÉES À LA PRÉSENTE POLITIQUE DE CONFIDENTIALITÉ</text:p>
      <text:p text:style-name="Standard"/>
      <text:p text:style-name="Standard">Nous nous réservons le droit de modifier la présente politique de confidentialité à tout moment, donc veuillez s’il vous plait la consulter fréquemment. Les changements et les clarifications prendront effet immédiatement après leur publication sur le site web. Si nous apportons des changements au contenu de cette politique, nous vous aviserons ici qu’elle a été mise à jour, pour que vous sachiez quels renseignements nous recueillons, la manière dont nous les utilisons, et dans quelles circonstances nous les divulguons, s’il y a lieu de le faire.</text:p>
      <text:p text:style-name="Standard"/>
      <text:p text:style-name="Standard">Si notre boutique fait l’objet d’une acquisition par ou d’une fusion avec une autre entreprise, vos renseignements pourraient être transférés aux nouveaux propriétaires pour que nous puissions continuer à vous vendre des produits.</text:p>
      <text:p text:style-name="Standard"/>
      <text:p text:style-name="Standard"/>
      <text:p text:style-name="Standard">QUESTIONS ET COORDONNÉES</text:p>
      <text:p text:style-name="Standard"/>
      <text:p text:style-name="Standard">Si vous souhaitez: accéder à, corriger, modifier ou supprimer toute information personnelle que nous avons à votre sujet, déposer une plainte, ou si vous souhaitez simplement avoir plus d’informations, contactez notre agent responsable des normes de confidentialité à 9gdpg@wimsg.com ou par courrier à Vin'loud</text:p>
      <text:p text:style-name="Standard"/>
      <text:p text:style-name="Standard">[Re: Agent des Normes de Confidentialité]</text:p>
      <text:p text:style-name="Standard"/>
      <text:p text:style-name="Standard">[6 rue de l'espace, Amiens, S, 80000, France]</text:p>
      <text:p text:style-name="Standard"/>
      <text:p text:style-name="Standard">----</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14T13:44:28.466038778</meta:creation-date>
    <dc:date>2019-11-14T13:53:29.482616652</dc:date>
    <meta:editing-duration>PT9M3S</meta:editing-duration>
    <meta:editing-cycles>1</meta:editing-cycles>
    <meta:document-statistic meta:table-count="0" meta:image-count="0" meta:object-count="0" meta:page-count="12" meta:paragraph-count="152" meta:word-count="5168" meta:character-count="33559" meta:non-whitespace-character-count="28518"/>
    <meta:generator>LibreOffice/6.3.2.2$Linux_X86_64 LibreOffice_project/30$Build-2</meta:generator>
  </office:meta>
</office:document-meta>
</file>